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73cm"/>
    </style:style>
    <style:style style:name="gr4" style:family="graphic" style:parent-style-name="standard">
      <style:graphic-properties draw:stroke="solid" svg:stroke-color="#000000" draw:fill="solid" draw:fill-color="#3399ff" draw:auto-grow-height="true" draw:auto-grow-width="false" fo:max-height="0cm" fo:min-height="0.95cm"/>
    </style:style>
    <style:style style:name="gr5" style:family="graphic" style:parent-style-name="objectwithoutfill">
      <style:graphic-properties draw:marker-end="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9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ctwithoutfill">
      <style:graphic-properties svg:stroke-color="#ff0000" svg:stroke-opacity="50%" draw:fill="none" draw:textarea-vertical-align="middle"/>
    </style:style>
    <style:style style:name="gr9" style:family="graphic" style:parent-style-name="objectwithoutfill">
      <style:graphic-properties svg:stroke-color="#ff0000" draw:marker-end="Arrow" svg:stroke-opacity="50%" draw:fill="none" draw:textarea-vertical-align="middle"/>
    </style:style>
    <style:style style:name="gr10" style:family="graphic" style:parent-style-name="objectwithoutfill">
      <style:graphic-properties svg:stroke-color="#663300" draw:marker-end="Arrow" svg:stroke-opacity="50%" draw:fill="none" draw:textarea-vertical-align="middle"/>
    </style:style>
    <style:style style:name="gr11" style:family="graphic" style:parent-style-name="objectwithoutfill">
      <style:graphic-properties svg:stroke-color="#0000ff" draw:marker-end="Arrow" svg:stroke-opacity="50%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16" style:family="graphic" style:parent-style-name="standard">
      <style:graphic-properties draw:stroke="none" svg:stroke-color="#000000" draw:fill="none" draw:fill-color="#729fcf" draw:auto-grow-height="true" draw:auto-grow-width="false" fo:max-height="0cm" fo:min-height="1.1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gr20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0.245cm" fo:min-width="2.823cm"/>
    </style:style>
    <style:style style:name="gr21" style:family="graphic" style:parent-style-name="standard">
      <style:graphic-properties svg:stroke-color="#000000" draw:fill="gradient" draw:fill-color="#ffff99" draw:fill-gradient-name="Gradient_20_2" draw:opacity="17%" draw:textarea-horizontal-align="justify" draw:textarea-vertical-align="middle" draw:auto-grow-height="false" fo:min-height="0.245cm" fo:min-width="2.823cm"/>
    </style:style>
    <style:style style:name="gr22" style:family="graphic" style:parent-style-name="standard">
      <style:graphic-properties draw:stroke="solid" svg:stroke-color="#000000" draw:fill="solid" draw:fill-color="#ff6600" draw:auto-grow-height="true" draw:auto-grow-width="false" fo:max-height="0cm" fo:min-height="0.95cm"/>
    </style:style>
    <style:style style:name="gr23" style:family="graphic" style:parent-style-name="standard">
      <style:graphic-properties draw:stroke="solid" svg:stroke-color="#000000" draw:fill="solid" draw:fill-color="#ffff99" draw:auto-grow-height="true" draw:auto-grow-width="false" fo:max-height="0cm" fo:min-height="0.95cm"/>
    </style:style>
    <style:style style:name="gr24" style:family="graphic" style:parent-style-name="objectwithoutfill">
      <style:graphic-properties svg:stroke-color="#663300" svg:stroke-opacity="50%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15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27" style:family="graphic" style:parent-style-name="objectwithoutfill">
      <style:graphic-properties svg:stroke-color="#0000ff" svg:stroke-opacity="50%" draw:fill="none" draw:textarea-vertical-align="middle"/>
    </style:style>
    <style:style style:name="gr28" style:family="graphic" style:parent-style-name="standard">
      <style:graphic-properties draw:stroke="solid" svg:stroke-color="#000000" draw:fill="none" draw:fill-color="#ffff99" draw:auto-grow-height="true" draw:auto-grow-width="false" fo:max-height="0cm" fo:min-height="0.95cm"/>
    </style:style>
    <style:style style:name="gr29" style:family="graphic" style:parent-style-name="standard">
      <style:graphic-properties draw:stroke="solid" svg:stroke-color="#000000" draw:fill="solid" draw:fill-color="#b2b2b2" draw:auto-grow-height="true" draw:auto-grow-width="false" fo:max-height="0cm" fo:min-height="0.95cm"/>
    </style:style>
    <style:style style:name="gr30" style:family="graphic" style:parent-style-name="standard">
      <style:graphic-properties svg:stroke-color="#000000" draw:fill="solid" draw:fill-color="#ff6600" draw:textarea-horizontal-align="justify" draw:textarea-vertical-align="middle" draw:auto-grow-height="false" fo:min-height="0.245cm" fo:min-width="2.823cm"/>
    </style:style>
    <style:style style:name="gr31" style:family="graphic" style:parent-style-name="objectwithoutfill">
      <style:graphic-properties svg:stroke-color="#3333ff" draw:marker-end="Arrow" svg:stroke-opacity="50%" draw:fill="none" draw:textarea-vertical-align="middle"/>
    </style:style>
    <style:style style:name="gr32" style:family="graphic" style:parent-style-name="objectwithoutfill">
      <style:graphic-properties svg:stroke-color="#3333ff" svg:stroke-opacity="50%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36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4.591cm"/>
    </style:style>
    <style:style style:name="gr35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1.448cm" fo:min-width="3.744cm"/>
    </style:style>
    <style:style style:name="gr36" style:family="graphic" style:parent-style-name="standard">
      <style:graphic-properties svg:stroke-color="#000000" draw:fill="none" draw:textarea-horizontal-align="justify" draw:textarea-vertical-align="middle" draw:auto-grow-height="false" fo:min-height="1.448cm" fo:min-width="3.744cm"/>
    </style:style>
    <style:style style:name="gr37" style:family="graphic" style:parent-style-name="standard">
      <style:graphic-properties svg:stroke-color="#000000" draw:fill="solid" draw:fill-color="#000000" draw:opacity="20%" draw:textarea-horizontal-align="justify" draw:textarea-vertical-align="middle" draw:auto-grow-height="false" fo:min-height="1.448cm" fo:min-width="3.744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047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3399f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color="#ff0000" fo:font-size="12pt" fo:background-color="#99ff99" style:font-size-asian="12pt" style:font-size-complex="12pt"/>
    </style:style>
    <style:style style:name="P8" style:family="paragraph">
      <loext:graphic-properties draw:fill="none" draw:fill-color="#ffffff"/>
      <style:text-properties fo:color="#ff0000" fo:font-size="12pt" style:font-size-asian="12pt" style:font-size-complex="12pt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  <style:text-properties fo:color="#ff0000" fo:font-size="10pt" style:font-size-asian="10pt" style:font-size-complex="10pt"/>
    </style:style>
    <style:style style:name="P11" style:family="paragraph">
      <loext:graphic-properties draw:fill="none" draw:fill-color="#ffffff"/>
      <style:text-properties fo:color="#800000" fo:font-size="12pt" style:font-size-asian="12pt" style:font-size-complex="12pt"/>
    </style:style>
    <style:style style:name="P12" style:family="paragraph">
      <loext:graphic-properties draw:fill="none" draw:fill-color="#ffffff"/>
      <style:text-properties fo:color="#0000ff" fo:font-size="10pt" style:font-size-asian="12pt" style:font-size-complex="12pt"/>
    </style:style>
    <style:style style:name="P13" style:family="paragraph">
      <loext:graphic-properties draw:fill="none" draw:fill-color="#729fcf"/>
      <style:text-properties fo:color="#ff0000" fo:font-size="12pt" style:font-size-asian="12pt" style:font-size-complex="12pt"/>
    </style:style>
    <style:style style:name="P14" style:family="paragraph">
      <loext:graphic-properties draw:fill="none" draw:fill-color="#ffffff"/>
      <style:text-properties fo:color="#800000" fo:font-size="10pt" style:font-size-asian="10pt" style:font-size-complex="10pt"/>
    </style:style>
    <style:style style:name="P15" style:family="paragraph">
      <loext:graphic-properties draw:fill="none" draw:fill-color="#ffffff"/>
      <style:text-properties fo:color="#0000ff" fo:font-size="12pt" style:font-size-asian="12pt" style:font-size-complex="12pt"/>
    </style:style>
    <style:style style:name="P16" style:family="paragraph">
      <loext:graphic-properties draw:fill="solid" draw:fill-color="#ffff99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="gradient" draw:fill-color="#ffff99" draw:fill-gradient-name="Gradient_20_2" draw:opacity="17%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="solid" draw:fill-color="#ff6600"/>
      <style:paragraph-properties fo:text-align="center"/>
    </style:style>
    <style:style style:name="P19" style:family="paragraph">
      <loext:graphic-properties draw:fill="solid" draw:fill-color="#ffff99"/>
      <style:paragraph-properties fo:text-align="center"/>
    </style:style>
    <style:style style:name="P20" style:family="paragraph">
      <loext:graphic-properties draw:fill="none" draw:fill-color="#ffff99"/>
      <style:paragraph-properties fo:text-align="center"/>
    </style:style>
    <style:style style:name="P21" style:family="paragraph">
      <loext:graphic-properties draw:fill="solid" draw:fill-color="#b2b2b2"/>
      <style:paragraph-properties fo:text-align="center"/>
    </style:style>
    <style:style style:name="P22" style:family="paragraph">
      <loext:graphic-properties draw:fill="solid" draw:fill-color="#ff6600"/>
      <style:paragraph-properties fo:text-align="center"/>
      <style:text-properties fo:font-size="12pt" style:font-size-asian="12pt" style:font-size-complex="12pt"/>
    </style:style>
    <style:style style:name="P23" style:family="paragraph">
      <loext:graphic-properties draw:fill="none" draw:fill-color="#ffffff"/>
      <style:text-properties fo:color="#800000" fo:font-size="9pt" style:font-size-asian="9pt" style:font-size-complex="9pt"/>
    </style:style>
    <style:style style:name="P24" style:family="paragraph">
      <loext:graphic-properties draw:fill="none" draw:fill-color="#ffffff"/>
      <style:text-properties fo:color="#99ff66" fo:font-size="12pt" fo:background-color="#99ff66" style:font-size-asian="12pt" style:font-size-complex="12pt"/>
    </style:style>
    <style:style style:name="P25" style:family="paragraph">
      <loext:graphic-properties draw:fill="solid" draw:fill-color="#000000" draw:opacity="20%"/>
      <style:paragraph-properties fo:text-align="center"/>
      <style:text-properties fo:color="#000000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0000" fo:font-size="12pt" fo:background-color="#99ff99" style:font-size-asian="12pt" style:font-size-complex="12pt"/>
    </style:style>
    <style:style style:name="T3" style:family="text">
      <style:text-properties fo:color="#ff0000" fo:font-size="12pt" style:font-size-asian="12pt" style:font-size-complex="12pt"/>
    </style:style>
    <style:style style:name="T4" style:family="text">
      <style:text-properties fo:color="#ff0000" fo:font-size="10pt" style:font-size-asian="10pt" style:font-size-complex="10pt"/>
    </style:style>
    <style:style style:name="T5" style:family="text">
      <style:text-properties fo:color="#800000" fo:font-size="12pt" style:font-size-asian="12pt" style:font-size-complex="12pt"/>
    </style:style>
    <style:style style:name="T6" style:family="text">
      <style:text-properties fo:color="#0000ff" fo:font-size="10pt" style:font-size-asian="12pt" style:font-size-complex="12pt"/>
    </style:style>
    <style:style style:name="T7" style:family="text">
      <style:text-properties fo:color="#800000" fo:font-size="10pt" style:font-size-asian="10pt" style:font-size-complex="10pt"/>
    </style:style>
    <style:style style:name="T8" style:family="text">
      <style:text-properties fo:color="#0000ff" fo:font-size="12pt" style:font-size-asian="12pt" style:font-size-complex="12pt"/>
    </style:style>
    <style:style style:name="T9" style:family="text">
      <style:text-properties fo:color="#ff0000"/>
    </style:style>
    <style:style style:name="T10" style:family="text">
      <style:text-properties fo:color="#663300"/>
    </style:style>
    <style:style style:name="T11" style:family="text">
      <style:text-properties fo:color="#3333ff"/>
    </style:style>
    <style:style style:name="T12" style:family="text">
      <style:text-properties fo:color="#800000" fo:font-size="9pt" style:font-size-asian="9pt" style:font-size-complex="9pt"/>
    </style:style>
    <style:style style:name="T1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4" style:family="text">
      <style:text-properties fo:color="#ff0000" fo:font-size="12pt" fo:background-color="#99ff66" style:font-size-asian="12pt" style:font-size-complex="12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2017年度ゼミ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170298　平岡直樹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5.199cm" svg:height="3.506cm" svg:x="1.4cm" svg:y="-0.663cm" presentation:class="title" presentation:user-transformed="true">
          <draw:text-box>
            <text:p>フローチャート</text:p>
          </draw:text-box>
        </draw:frame>
        <draw:line draw:style-name="gr2" draw:text-style-name="P2" draw:layer="layout" svg:x1="6.9cm" svg:y1="3.601cm" svg:x2="6.9cm" svg:y2="4.6cm">
          <text:p/>
        </draw:line>
        <draw:frame draw:style-name="gr3" draw:text-style-name="P3" draw:layer="layout" svg:width="3.4cm" svg:height="1.123cm" svg:x="7.2cm" svg:y="3.677cm">
          <draw:text-box>
            <text:p><text:span text:style-name="T1">移動完了</text:span></text:p>
          </draw:text-box>
        </draw:frame>
        <draw:line draw:style-name="gr2" draw:text-style-name="P2" draw:layer="layout" svg:x1="6.9cm" svg:y1="10.5cm" svg:x2="6.9cm" svg:y2="11.901cm">
          <text:p/>
        </draw:line>
        <draw:line draw:style-name="gr2" draw:text-style-name="P2" draw:layer="layout" svg:x1="9.7cm" svg:y1="12.399cm" svg:x2="18.4cm" svg:y2="8.2cm">
          <text:p/>
        </draw:line>
        <draw:frame draw:style-name="gr4" draw:text-style-name="P5" draw:layer="layout" svg:width="5.4cm" svg:height="1.2cm" svg:x="4.3cm" svg:y="2.4cm">
          <draw:text-box>
            <text:p text:style-name="P4"><text:span text:style-name="T1">掲示板の前に移</text:span><text:span text:style-name="T1">動</text:span></text:p>
          </draw:text-box>
        </draw:frame>
        <draw:frame draw:style-name="gr4" draw:text-style-name="P5" draw:layer="layout" svg:width="5.4cm" svg:height="1.2cm" svg:x="4.3cm" svg:y="4.5cm">
          <draw:text-box>
            <text:p text:style-name="P4"><text:span text:style-name="T1">rbg,depth</text:span><text:span text:style-name="T1">の背景画像の記録</text:span></text:p>
          </draw:text-box>
        </draw:frame>
        <draw:line draw:style-name="gr2" draw:text-style-name="P2" draw:layer="layout" svg:x1="6.9cm" svg:y1="5.701cm" svg:x2="6.9cm" svg:y2="6.7cm">
          <text:p/>
        </draw:line>
        <draw:frame draw:style-name="gr4" draw:text-style-name="P5" draw:layer="layout" svg:width="5.4cm" svg:height="1.2cm" svg:x="4.3cm" svg:y="9.3cm">
          <draw:text-box>
            <text:p text:style-name="P4"><text:span text:style-name="T1">変化した部分を画像として保存</text:span></text:p>
          </draw:text-box>
        </draw:frame>
        <draw:frame draw:style-name="gr3" draw:text-style-name="P3" draw:layer="layout" svg:width="3.4cm" svg:height="1.123cm" svg:x="7cm" svg:y="5.778cm">
          <draw:text-box>
            <text:p><text:span text:style-name="T1">両方記録完了</text:span></text:p>
          </draw:text-box>
        </draw:frame>
        <draw:line draw:style-name="gr2" draw:text-style-name="P2" draw:layer="layout" svg:x1="3.8cm" svg:y1="5.6cm" svg:x2="4.3cm" svg:y2="5.6cm">
          <text:p/>
        </draw:line>
        <draw:line draw:style-name="gr5" draw:text-style-name="P2" draw:layer="layout" svg:x1="3.8cm" svg:y1="6.3cm" svg:x2="3.8cm" svg:y2="5.6cm">
          <text:p/>
        </draw:line>
        <draw:line draw:style-name="gr5" draw:text-style-name="P2" draw:layer="layout" svg:x1="3.8cm" svg:y1="6.3cm" svg:x2="4.6cm" svg:y2="6.4cm">
          <text:p/>
        </draw:line>
        <draw:line draw:style-name="gr5" draw:text-style-name="P2" draw:layer="layout" svg:x1="4.6cm" svg:y1="5.7cm" svg:x2="4.6cm" svg:y2="6.4cm">
          <text:p/>
        </draw:line>
        <draw:frame draw:style-name="gr3" draw:text-style-name="P3" draw:layer="layout" svg:width="3.4cm" svg:height="1.123cm" svg:x="4.5cm" svg:y="5.778cm">
          <draw:text-box>
            <text:p><text:span text:style-name="T1">記</text:span><text:span text:style-name="T1">録</text:span><text:span text:style-name="T1">失</text:span><text:span text:style-name="T1">敗</text:span></text:p>
          </draw:text-box>
        </draw:frame>
        <draw:frame draw:style-name="gr4" draw:text-style-name="P5" draw:layer="layout" svg:width="5.4cm" svg:height="1.2cm" svg:x="4.3cm" svg:y="6.6cm">
          <draw:text-box>
            <text:p text:style-name="P4"><text:span text:style-name="T1">待機</text:span></text:p>
          </draw:text-box>
        </draw:frame>
        <draw:line draw:style-name="gr2" draw:text-style-name="P2" draw:layer="layout" svg:x1="6.9cm" svg:y1="7.801cm" svg:x2="6.9cm" svg:y2="9.4cm">
          <text:p/>
        </draw:line>
        <draw:frame draw:style-name="gr6" draw:text-style-name="P3" draw:layer="layout" svg:width="6.1cm" svg:height="1.641cm" svg:x="6.909cm" svg:y="7.759cm">
          <draw:text-box>
            <text:p><text:span text:style-name="T1">rgb</text:span><text:span text:style-name="T1">の変化が一定面積以上</text:span></text:p>
            <text:p><text:span text:style-name="T1">かつ</text:span></text:p>
            <text:p><text:span text:style-name="T1">depth</text:span><text:span text:style-name="T1">の変化が一定面積以</text:span><text:span text:style-name="T1">下</text:span></text:p>
          </draw:text-box>
        </draw:frame>
        <draw:line draw:style-name="gr5" draw:text-style-name="P2" draw:layer="layout" svg:x1="4.6cm" svg:y1="7.8cm" svg:x2="4.6cm" svg:y2="8.5cm">
          <text:p/>
        </draw:line>
        <draw:line draw:style-name="gr5" draw:text-style-name="P2" draw:layer="layout" svg:x1="3.8cm" svg:y1="8.3cm" svg:x2="4.6cm" svg:y2="8.4cm">
          <text:p/>
        </draw:line>
        <draw:line draw:style-name="gr5" draw:text-style-name="P2" draw:layer="layout" svg:x1="3.8cm" svg:y1="8.3cm" svg:x2="3.8cm" svg:y2="7.6cm">
          <text:p/>
        </draw:line>
        <draw:line draw:style-name="gr2" draw:text-style-name="P2" draw:layer="layout" svg:x1="3.8cm" svg:y1="7.6cm" svg:x2="4.3cm" svg:y2="7.6cm">
          <text:p/>
        </draw:line>
        <draw:frame draw:style-name="gr3" draw:text-style-name="P3" draw:layer="layout" svg:width="3.4cm" svg:height="1.123cm" svg:x="4.8cm" svg:y="7.879cm">
          <draw:text-box>
            <text:p><text:span text:style-name="T1">e</text:span><text:span text:style-name="T1">l</text:span><text:span text:style-name="T1">s</text:span><text:span text:style-name="T1">e</text:span></text:p>
          </draw:text-box>
        </draw:frame>
        <draw:frame draw:style-name="gr3" draw:text-style-name="P3" draw:layer="layout" svg:width="3.6cm" svg:height="1.123cm" svg:x="6.9cm" svg:y="10.579cm">
          <draw:text-box>
            <text:p><text:span text:style-name="T1">保存完了まで一</text:span><text:span text:style-name="T1">定時間待機後</text:span></text:p>
          </draw:text-box>
        </draw:frame>
        <draw:frame draw:style-name="gr4" draw:text-style-name="P5" draw:layer="layout" svg:width="5.4cm" svg:height="1.2cm" svg:x="4.3cm" svg:y="11.8cm">
          <draw:text-box>
            <text:p text:style-name="P4"><text:span text:style-name="T1">保存した画像を</text:span><text:span text:style-name="T1">tweet</text:span><text:span text:style-name="T1">する</text:span></text:p>
          </draw:text-box>
        </draw:frame>
        <draw:line draw:style-name="gr5" draw:text-style-name="P2" draw:layer="layout" svg:x1="6.9cm" svg:y1="13cm" svg:x2="6.9cm" svg:y2="14.2cm">
          <text:p/>
        </draw:line>
        <draw:line draw:style-name="gr5" draw:text-style-name="P2" draw:layer="layout" svg:x1="3cm" svg:y1="14.2cm" svg:x2="6.9cm" svg:y2="14.2cm">
          <text:p/>
        </draw:line>
        <draw:line draw:style-name="gr5" draw:text-style-name="P2" draw:layer="layout" svg:x1="3cm" svg:y1="14.2cm" svg:x2="3cm" svg:y2="5cm">
          <text:p/>
        </draw:line>
        <draw:line draw:style-name="gr2" draw:text-style-name="P2" draw:layer="layout" svg:x1="3cm" svg:y1="5cm" svg:x2="4.3cm" svg:y2="5cm">
          <text:p/>
        </draw:line>
        <draw:frame draw:style-name="gr4" draw:text-style-name="P5" draw:layer="layout" svg:width="5.4cm" svg:height="1.2cm" svg:x="18.4cm" svg:y="7.6cm">
          <draw:text-box>
            <text:p text:style-name="P4"><text:span text:style-name="T1">帰っ</text:span><text:span text:style-name="T1">てく</text:span><text:span text:style-name="T1">る</text:span></text:p>
          </draw:text-box>
        </draw:frame>
        <draw:line draw:style-name="gr2" draw:text-style-name="P2" draw:layer="layout" svg:x1="9.7cm" svg:y1="7.2cm" svg:x2="18.4cm" svg:y2="8.201cm">
          <text:p/>
        </draw:line>
        <draw:frame draw:style-name="gr3" draw:text-style-name="P3" draw:layer="layout" svg:width="3.6cm" svg:height="1.123cm" svg:x="13cm" svg:y="10.58cm">
          <draw:text-box>
            <text:p><text:span text:style-name="T1">帰</text:span><text:span text:style-name="T1">還</text:span><text:span text:style-name="T1">指</text:span><text:span text:style-name="T1">示</text:span><text:span text:style-name="T1">受</text:span><text:span text:style-name="T1">信</text:span></text:p>
          </draw:text-box>
        </draw:frame>
        <draw:frame draw:style-name="gr3" draw:text-style-name="P3" draw:layer="layout" svg:width="3.6cm" svg:height="1.123cm" svg:x="13cm" svg:y="6.881cm">
          <draw:text-box>
            <text:p><text:span text:style-name="T1">帰還指示受信</text:span></text:p>
          </draw:text-box>
        </draw:frame>
        <draw:frame draw:style-name="gr7" draw:text-style-name="P6" draw:layer="layout" svg:width="14.2cm" svg:height="2.943cm" svg:x="7cm" svg:y="15.403cm">
          <draw:text-box>
            <text:p>掲示板に新しい掲示が増えたことを検知して、増えた掲示の画像をtweetするプログラムです。</text:p>
            <text:p/>
            <text:p>帰還指示は、rostopic pubで手動で出します。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layer="layout" svg:width="25.199cm" svg:height="3.506cm" svg:x="1.4cm" svg:y="-0.663cm" presentation:class="title" presentation:user-transformed="true">
          <draw:text-box>
            <text:p>システム構成図</text:p>
          </draw:text-box>
        </draw:frame>
        <draw:line draw:style-name="gr8" draw:text-style-name="P2" draw:layer="layout" svg:x1="0.2cm" svg:y1="3.043cm" svg:x2="0.2cm" svg:y2="14.8cm">
          <text:p/>
        </draw:line>
        <draw:line draw:style-name="gr9" draw:text-style-name="P2" draw:layer="layout" svg:x1="0.2cm" svg:y1="3.8cm" svg:x2="0.7cm" svg:y2="3.8cm">
          <text:p/>
        </draw:line>
        <draw:line draw:style-name="gr9" draw:text-style-name="P2" draw:layer="layout" svg:x1="0.1cm" svg:y1="14.8cm" svg:x2="0.7cm" svg:y2="14.8cm">
          <text:p/>
        </draw:line>
        <draw:line draw:style-name="gr9" draw:text-style-name="P2" draw:layer="layout" svg:x1="0.902cm" svg:y1="4.4cm" svg:x2="0.902cm" svg:y2="5.5cm">
          <text:p/>
        </draw:line>
        <draw:line draw:style-name="gr9" draw:text-style-name="P2" draw:layer="layout" svg:x1="6.1cm" svg:y1="12.4cm" svg:x2="6.1cm" svg:y2="17.5cm">
          <text:p/>
        </draw:line>
        <draw:line draw:style-name="gr10" draw:text-style-name="P2" draw:layer="layout" svg:x1="8.8cm" svg:y1="4cm" svg:x2="6cm" svg:y2="4.1cm">
          <text:p/>
        </draw:line>
        <draw:line draw:style-name="gr9" draw:text-style-name="P2" draw:layer="layout" svg:x1="26.602cm" svg:y1="4.2cm" svg:x2="26.6cm" svg:y2="5.2cm">
          <text:p/>
        </draw:line>
        <draw:line draw:style-name="gr9" draw:text-style-name="P2" draw:layer="layout" svg:x1="26.703cm" svg:y1="6.4cm" svg:x2="26.703cm" svg:y2="7.6cm">
          <text:p/>
        </draw:line>
        <draw:line draw:style-name="gr10" draw:text-style-name="P2" draw:layer="layout" svg:x1="17.8cm" svg:y1="3.1cm" svg:x2="21.4cm" svg:y2="3.1cm">
          <text:p/>
        </draw:line>
        <draw:line draw:style-name="gr11" draw:text-style-name="P2" draw:layer="layout" svg:x1="26.6cm" svg:y1="8.7cm" svg:x2="26.6cm" svg:y2="9.8cm">
          <text:p/>
        </draw:line>
        <draw:line draw:style-name="gr9" draw:text-style-name="P2" draw:layer="layout" svg:x1="18.8cm" svg:y1="10.6cm" svg:x2="21.399cm" svg:y2="10.6cm">
          <text:p/>
        </draw:line>
        <draw:frame draw:style-name="gr12" draw:text-style-name="P7" draw:layer="layout" svg:width="7.1cm" svg:height="1.4cm" svg:x="-0.1cm" svg:y="1.9cm">
          <draw:text-box>
            <text:p><text:span text:style-name="T2">kinect_head/rgb/image_rect_color</text:span></text:p>
            <text:p><text:span text:style-name="T2">(sensor_msgs/image)</text:span></text:p>
          </draw:text-box>
        </draw:frame>
        <draw:line draw:style-name="gr10" draw:text-style-name="P2" draw:layer="layout" svg:x1="1.4cm" svg:y1="18.2cm" svg:x2="1.4cm" svg:y2="15.4cm">
          <text:p/>
        </draw:line>
        <draw:line draw:style-name="gr10" draw:text-style-name="P2" draw:layer="layout" svg:x1="18cm" svg:y1="6.276cm" svg:x2="21.402cm" svg:y2="6.276cm">
          <text:p/>
        </draw:line>
        <draw:line draw:style-name="gr10" draw:text-style-name="P2" draw:layer="layout" svg:x1="18.4cm" svg:y1="8.5cm" svg:x2="21.4cm" svg:y2="8.5cm">
          <text:p/>
        </draw:line>
        <draw:frame draw:style-name="gr13" draw:text-style-name="P8" draw:layer="layout" svg:width="7.4cm" svg:height="1.673cm" svg:x="1cm" svg:y="4.3cm">
          <draw:text-box>
            <text:p><text:span text:style-name="T3">hiraoka_semi/background_subtractor2_rgb/output(sensor_msgs/image)</text:span></text:p>
          </draw:text-box>
        </draw:frame>
        <draw:frame draw:style-name="gr13" draw:text-style-name="P8" draw:layer="layout" svg:width="8cm" svg:height="1.673cm" svg:x="1cm" svg:y="6.6cm">
          <draw:text-box>
            <text:p><text:span text:style-name="T3">hiraoka_semi/bounding_object_mask_image_rgb/output(sensor_msgs/image)</text:span></text:p>
          </draw:text-box>
        </draw:frame>
        <draw:frame draw:style-name="gr13" draw:text-style-name="P8" draw:layer="layout" svg:width="7.898cm" svg:height="1.673cm" svg:x="1.102cm" svg:y="9cm">
          <draw:text-box>
            <text:p><text:span text:style-name="T3">hiraoka_semi/bounding_rect_mask_image_rgb/output(sensor_msgs/image)</text:span></text:p>
          </draw:text-box>
        </draw:frame>
        <draw:frame draw:style-name="gr14" draw:text-style-name="P10" draw:layer="layout" svg:width="4.4cm" svg:height="1.827cm" svg:x="2cm" svg:y="15.7cm">
          <draw:text-box>
            <text:p text:style-name="P9"><text:span text:style-name="T4">hiraoka_semi/mask_image_to_rect_rgb/output(jsk_recognition_msgs/RectArray)</text:span></text:p>
          </draw:text-box>
        </draw:frame>
        <draw:frame draw:style-name="gr13" draw:text-style-name="P11" draw:layer="layout" svg:width="6.3cm" svg:height="1.673cm" svg:x="0.3cm" svg:y="18.6cm">
          <draw:text-box>
            <text:p><text:span text:style-name="T5">hiraoka_semi/image_part_saver(hiraoka_semi/image_part_saverrequest)</text:span></text:p>
          </draw:text-box>
        </draw:frame>
        <draw:frame draw:style-name="gr15" draw:text-style-name="P12" draw:layer="layout" svg:width="3.7cm" svg:height="1.5cm" svg:x="17.9cm" svg:y="3.3cm">
          <draw:text-box>
            <text:p><text:span text:style-name="T6">hirapka_semi/image/change.jpg</text:span></text:p>
          </draw:text-box>
        </draw:frame>
        <draw:frame draw:style-name="gr12" draw:text-style-name="P8" draw:layer="layout" svg:width="7.1cm" svg:height="1.4cm" svg:x="19.4cm" svg:y="4.1cm">
          <draw:text-box>
            <text:p><text:span text:style-name="T3">hiraoka_semi/change_image_publisher/output(sensor_msgs/image)</text:span></text:p>
          </draw:text-box>
        </draw:frame>
        <draw:frame draw:style-name="gr16" draw:text-style-name="P13" draw:layer="layout" svg:width="7.1cm" svg:height="1.4cm" svg:x="19.7cm" svg:y="6.6cm">
          <draw:text-box>
            <text:p><text:span text:style-name="T3">tweet_image(sensor_msgs/image)</text:span></text:p>
          </draw:text-box>
        </draw:frame>
        <draw:frame draw:style-name="gr17" draw:text-style-name="P14" draw:layer="layout" svg:width="3.8cm" svg:height="1.433cm" svg:x="17.9cm" svg:y="5.103cm">
          <draw:text-box>
            <text:p><text:span text:style-name="T7">tweet_image_mux/select(topic_tools/muxselectrequest)</text:span></text:p>
          </draw:text-box>
        </draw:frame>
        <draw:frame draw:style-name="gr17" draw:text-style-name="P14" draw:layer="layout" svg:width="3.4cm" svg:height="1.433cm" svg:x="18.2cm" svg:y="7.306cm">
          <draw:text-box>
            <text:p><text:span text:style-name="T7">tweet_image_saver/save(std_srvs/empty)</text:span></text:p>
          </draw:text-box>
        </draw:frame>
        <draw:frame draw:style-name="gr18" draw:text-style-name="P8" draw:layer="layout" svg:width="3.2cm" svg:height="2.147cm" svg:x="18.4cm" svg:y="9.4cm">
          <draw:text-box>
            <text:p><text:span text:style-name="T3">tweet(std_msgs/String)</text:span></text:p>
          </draw:text-box>
        </draw:frame>
        <draw:line draw:style-name="gr9" draw:text-style-name="P2" draw:layer="layout" svg:x1="13.6cm" svg:y1="18.6cm" svg:x2="21.6cm" svg:y2="18.6cm">
          <text:p/>
        </draw:line>
        <draw:frame draw:style-name="gr12" draw:text-style-name="P8" draw:layer="layout" svg:width="7.1cm" svg:height="1.4cm" svg:x="14.6cm" svg:y="18.4cm">
          <draw:text-box>
            <text:p><text:span text:style-name="T3">move_base/goal(move_base_msgs/MoveBaseActionGoal)</text:span></text:p>
          </draw:text-box>
        </draw:frame>
        <draw:frame draw:style-name="gr19" draw:text-style-name="P15" draw:layer="layout" svg:width="4.5cm" svg:height="1.1cm" svg:x="21.8cm" svg:y="8.7cm">
          <draw:text-box>
            <text:p><text:span text:style-name="T8">tmp/tweet_image.jpg</text:span></text:p>
          </draw:text-box>
        </draw:frame>
        <draw:frame draw:style-name="gr13" draw:text-style-name="P6" draw:layer="layout" svg:width="4.8cm" svg:height="1.673cm" svg:x="19.4cm" svg:y="0.6cm">
          <draw:text-box>
            <text:p><text:span text:style-name="T9">msg</text:span>/<text:span text:style-name="T10">srv</text:span>/<text:span text:style-name="T11">file</text:span></text:p>
          </draw:text-box>
        </draw:frame>
        <draw:custom-shape draw:style-name="gr20" draw:text-style-name="P16" draw:layer="layout" svg:width="4.699cm" svg:height="0.699cm" svg:x="22.901cm" svg:y="1.1cm">
          <text:p text:style-name="P4"><text:span text:style-name="T1">自分で呼び出したノード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7" draw:layer="layout" svg:width="4.699cm" svg:height="0.699cm" svg:x="22.9cm" svg:y="2.001cm">
          <text:p text:style-name="P4"><text:span text:style-name="T1">もともとあるノード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8" draw:layer="layout" svg:width="5.4cm" svg:height="1.2cm" svg:x="0.6cm" svg:y="3.2cm">
          <draw:text-box>
            <text:p text:style-name="P4"><text:span text:style-name="T1">hiraoka_semi/</text:span></text:p>
            <text:p text:style-name="P4"><text:span text:style-name="T1">background_subtractor2</text:span></text:p>
          </draw:text-box>
        </draw:frame>
        <draw:frame draw:style-name="gr23" draw:text-style-name="P19" draw:layer="layout" svg:width="6.4cm" svg:height="1.2cm" svg:x="0.6cm" svg:y="5.5cm">
          <draw:text-box>
            <text:p text:style-name="P4"><text:span text:style-name="T1">jsk_perception/</text:span></text:p>
            <text:p text:style-name="P4"><text:span text:style-name="T1">bounding_object_mask_image</text:span></text:p>
          </draw:text-box>
        </draw:frame>
        <draw:frame draw:style-name="gr23" draw:text-style-name="P19" draw:layer="layout" svg:width="6.2cm" svg:height="1.2cm" svg:x="0.6cm" svg:y="7.8cm">
          <draw:text-box>
            <text:p text:style-name="P4"><text:span text:style-name="T1">jsk_perception/</text:span></text:p>
            <text:p text:style-name="P4"><text:span text:style-name="T1">bounding_rect_mask_image</text:span></text:p>
          </draw:text-box>
        </draw:frame>
        <draw:line draw:style-name="gr9" draw:text-style-name="P2" draw:layer="layout" svg:x1="0.902cm" svg:y1="6.7cm" svg:x2="0.902cm" svg:y2="7.8cm">
          <text:p/>
        </draw:line>
        <draw:line draw:style-name="gr9" draw:text-style-name="P2" draw:layer="layout" svg:x1="1.102cm" svg:y1="9cm" svg:x2="1cm" svg:y2="11.8cm">
          <text:p/>
        </draw:line>
        <draw:frame draw:style-name="gr23" draw:text-style-name="P19" draw:layer="layout" svg:width="4.6cm" svg:height="1.2cm" svg:x="0.6cm" svg:y="11.8cm">
          <draw:text-box>
            <text:p text:style-name="P4"><text:span text:style-name="T1">jsk_perception/</text:span></text:p>
            <text:p text:style-name="P4"><text:span text:style-name="T1">mask_image_to_rect</text:span></text:p>
          </draw:text-box>
        </draw:frame>
        <draw:frame draw:style-name="gr22" draw:text-style-name="P18" draw:layer="layout" svg:width="4.6cm" svg:height="1.2cm" svg:x="2.1cm" svg:y="10.1cm">
          <draw:text-box>
            <text:p text:style-name="P4"><text:span text:style-name="T1">hiraoka_semi/</text:span></text:p>
            <text:p text:style-name="P4"><text:span text:style-name="T1">countnonzero</text:span></text:p>
          </draw:text-box>
        </draw:frame>
        <draw:line draw:style-name="gr9" draw:text-style-name="P2" draw:layer="layout" svg:x1="1cm" svg:y1="10.8cm" svg:x2="2.202cm" svg:y2="10.8cm">
          <text:p/>
        </draw:line>
        <draw:frame draw:style-name="gr22" draw:text-style-name="P18" draw:layer="layout" svg:width="4.6cm" svg:height="1.2cm" svg:x="0.6cm" svg:y="14.2cm">
          <draw:text-box>
            <text:p text:style-name="P4"><text:span text:style-name="T1">hiraoka_semi/</text:span></text:p>
            <text:p text:style-name="P4"><text:span text:style-name="T1">image_part_saver</text:span></text:p>
          </draw:text-box>
        </draw:frame>
        <draw:frame draw:style-name="gr22" draw:text-style-name="P18" draw:layer="layout" svg:width="8.2cm" svg:height="1.2cm" svg:x="5.4cm" svg:y="17.5cm">
          <draw:text-box>
            <text:p text:style-name="P4"><text:span text:style-name="T1">hiraoka_semi/</text:span></text:p>
            <text:p text:style-name="P4"><text:span text:style-name="T1">main.l</text:span></text:p>
          </draw:text-box>
        </draw:frame>
        <draw:frame draw:style-name="gr12" draw:text-style-name="P7" draw:layer="layout" svg:width="7.1cm" svg:height="1.4cm" svg:x="10.1cm" svg:y="1.9cm">
          <draw:text-box>
            <text:p><text:span text:style-name="T2">kinect_head/depth_registerd/image_raw(sensor_msgs/image_raw)</text:span></text:p>
          </draw:text-box>
        </draw:frame>
        <draw:frame draw:style-name="gr22" draw:text-style-name="P18" draw:layer="layout" svg:width="5.4cm" svg:height="1.2cm" svg:x="11.9cm" svg:y="3.2cm">
          <draw:text-box>
            <text:p text:style-name="P4"><text:span text:style-name="T1">hiraoka_semi/</text:span></text:p>
            <text:p text:style-name="P4"><text:span text:style-name="T1">background_subtractor2</text:span></text:p>
          </draw:text-box>
        </draw:frame>
        <draw:frame draw:style-name="gr13" draw:text-style-name="P8" draw:layer="layout" svg:width="7.5cm" svg:height="1.673cm" svg:x="9.7cm" svg:y="4.301cm">
          <draw:text-box>
            <text:p><text:span text:style-name="T3">hiraoka_semi/background_subtractor2_depth/output(sensor_msgs/image)</text:span></text:p>
          </draw:text-box>
        </draw:frame>
        <draw:line draw:style-name="gr9" draw:text-style-name="P2" draw:layer="layout" svg:x1="17.002cm" svg:y1="4.4cm" svg:x2="17.002cm" svg:y2="5.5cm">
          <text:p/>
        </draw:line>
        <draw:frame draw:style-name="gr23" draw:text-style-name="P19" draw:layer="layout" svg:width="6.4cm" svg:height="1.2cm" svg:x="10.9cm" svg:y="5.5cm">
          <draw:text-box>
            <text:p text:style-name="P4"><text:span text:style-name="T1">jsk_perception/</text:span></text:p>
            <text:p text:style-name="P4"><text:span text:style-name="T1">bounding_object_mask_image</text:span></text:p>
          </draw:text-box>
        </draw:frame>
        <draw:line draw:style-name="gr9" draw:text-style-name="P2" draw:layer="layout" svg:x1="17.002cm" svg:y1="6.7cm" svg:x2="17.002cm" svg:y2="7.8cm">
          <text:p/>
        </draw:line>
        <draw:frame draw:style-name="gr13" draw:text-style-name="P8" draw:layer="layout" svg:width="8.2cm" svg:height="1.673cm" svg:x="9cm" svg:y="6.601cm">
          <draw:text-box>
            <text:p><text:span text:style-name="T3">hiraoka_semi/bounding_object_mask_image_depth/output(sensor_msgs/image)</text:span></text:p>
          </draw:text-box>
        </draw:frame>
        <draw:frame draw:style-name="gr23" draw:text-style-name="P19" draw:layer="layout" svg:width="6.2cm" svg:height="1.2cm" svg:x="11.1cm" svg:y="7.8cm">
          <draw:text-box>
            <text:p text:style-name="P4"><text:span text:style-name="T1">jsk_perception/</text:span></text:p>
            <text:p text:style-name="P4"><text:span text:style-name="T1">bounding_rect_mask_image</text:span></text:p>
          </draw:text-box>
        </draw:frame>
        <draw:frame draw:style-name="gr13" draw:text-style-name="P8" draw:layer="layout" svg:width="7.898cm" svg:height="1.673cm" svg:x="9.202cm" svg:y="9.001cm">
          <draw:text-box>
            <text:p><text:span text:style-name="T3">hiraoka_semi/bounding_rect_mask_image_depth/output(sensor_msgs/image)</text:span></text:p>
          </draw:text-box>
        </draw:frame>
        <draw:frame draw:style-name="gr22" draw:text-style-name="P18" draw:layer="layout" svg:width="4.6cm" svg:height="1.2cm" svg:x="12.7cm" svg:y="10.1cm">
          <draw:text-box>
            <text:p text:style-name="P4"><text:span text:style-name="T1">hiraoka_semi/</text:span></text:p>
            <text:p text:style-name="P4"><text:span text:style-name="T1">countnonzero</text:span></text:p>
          </draw:text-box>
        </draw:frame>
        <draw:line draw:style-name="gr9" draw:text-style-name="P2" draw:layer="layout" svg:x1="17.002cm" svg:y1="8.9cm" svg:x2="17.002cm" svg:y2="10cm">
          <text:p/>
        </draw:line>
        <draw:line draw:style-name="gr8" draw:text-style-name="P2" draw:layer="layout" svg:x1="11.1cm" svg:y1="3.044cm" svg:x2="11.1cm" svg:y2="3.8cm">
          <text:p/>
        </draw:line>
        <draw:line draw:style-name="gr9" draw:text-style-name="P2" draw:layer="layout" svg:x1="11.1cm" svg:y1="3.7cm" svg:x2="12.002cm" svg:y2="3.7cm">
          <text:p/>
        </draw:line>
        <draw:line draw:style-name="gr10" draw:text-style-name="P2" draw:layer="layout" svg:x1="9.2cm" svg:y1="4cm" svg:x2="11.9cm" svg:y2="4cm">
          <text:p/>
        </draw:line>
        <draw:line draw:style-name="gr24" draw:text-style-name="P2" draw:layer="layout" svg:x1="8.9cm" svg:y1="3.944cm" svg:x2="8.8cm" svg:y2="17.5cm">
          <text:p/>
        </draw:line>
        <draw:line draw:style-name="gr24" draw:text-style-name="P2" draw:layer="layout" svg:x1="9.2cm" svg:y1="3.945cm" svg:x2="9.2cm" svg:y2="17.5cm">
          <text:p/>
        </draw:line>
        <draw:frame draw:style-name="gr25" draw:text-style-name="P14" draw:layer="layout" svg:width="2.7cm" svg:height="3.403cm" svg:x="6.5cm" svg:y="10.739cm">
          <draw:text-box>
            <text:p><text:span text:style-name="T7">hiraoka_semi/background_subtractor2_rgb/goal(hiraoka_semi/background_subtractor2Actiongoal)</text:span></text:p>
          </draw:text-box>
        </draw:frame>
        <draw:frame draw:style-name="gr25" draw:text-style-name="P14" draw:layer="layout" svg:width="2.7cm" svg:height="3.403cm" svg:x="9cm" svg:y="10.74cm">
          <draw:text-box>
            <text:p><text:span text:style-name="T7">hiraoka_semi/background_subtractor2_depth/goal(hiraoka_semi/background_subtractor2Actiongoal)</text:span></text:p>
          </draw:text-box>
        </draw:frame>
        <draw:line draw:style-name="gr8" draw:text-style-name="P2" draw:layer="layout" svg:x1="5.2cm" svg:y1="12.4cm" svg:x2="6.1cm" svg:y2="12.4cm">
          <text:p/>
        </draw:line>
        <draw:line draw:style-name="gr9" draw:text-style-name="P2" draw:layer="layout" svg:x1="6.462cm" svg:y1="11.3cm" svg:x2="6.4cm" svg:y2="17.5cm">
          <text:p/>
        </draw:line>
        <draw:frame draw:style-name="gr26" draw:text-style-name="P8" draw:layer="layout" svg:width="2.998cm" svg:height="2.621cm" svg:x="6.202cm" svg:y="14.801cm">
          <draw:text-box>
            <text:p><text:span text:style-name="T3">hiraoka_semi/countnonzero_rgb/output(std_msgs/Float64)</text:span></text:p>
          </draw:text-box>
        </draw:frame>
        <draw:frame draw:style-name="gr26" draw:text-style-name="P8" draw:layer="layout" svg:width="2.998cm" svg:height="2.621cm" svg:x="10.202cm" svg:y="14.702cm">
          <draw:text-box>
            <text:p><text:span text:style-name="T3">hiraoka_semi/countnonzero_depth/output(std_msgs/Float64)</text:span></text:p>
          </draw:text-box>
        </draw:frame>
        <draw:line draw:style-name="gr9" draw:text-style-name="P2" draw:layer="layout" svg:x1="13.035cm" svg:y1="11.3cm" svg:x2="13cm" svg:y2="17.6cm">
          <text:p/>
        </draw:line>
        <draw:line draw:style-name="gr24" draw:text-style-name="P2" draw:layer="layout" svg:x1="1.4cm" svg:y1="18.2cm" svg:x2="5.3cm" svg:y2="18.2cm">
          <text:p/>
        </draw:line>
        <draw:frame draw:style-name="gr23" draw:text-style-name="P19" draw:layer="layout" svg:width="5.4cm" svg:height="1.2cm" svg:x="21.4cm" svg:y="3cm">
          <draw:text-box>
            <text:p text:style-name="P4"><text:span text:style-name="T1">jsk_perception/</text:span></text:p>
            <text:p text:style-name="P4"><text:span text:style-name="T1">image_publisher</text:span></text:p>
          </draw:text-box>
        </draw:frame>
        <draw:line draw:style-name="gr24" draw:text-style-name="P2" draw:layer="layout" svg:x1="17.8cm" svg:y1="3.1cm" svg:x2="17.8cm" svg:y2="17.4cm">
          <text:p/>
        </draw:line>
        <draw:line draw:style-name="gr27" draw:text-style-name="P2" draw:layer="layout" svg:x1="5.2cm" svg:y1="14.8cm" svg:x2="18cm" svg:y2="14.8cm">
          <text:p/>
        </draw:line>
        <draw:frame draw:style-name="gr28" draw:text-style-name="P20" draw:layer="layout" svg:width="5.4cm" svg:height="1.2cm" svg:x="21.4cm" svg:y="5.2cm">
          <draw:text-box>
            <text:p text:style-name="P4"><text:span text:style-name="T1">topic_tools/</text:span></text:p>
            <text:p text:style-name="P4"><text:span text:style-name="T1">mux</text:span></text:p>
          </draw:text-box>
        </draw:frame>
        <draw:line draw:style-name="gr24" draw:text-style-name="P2" draw:layer="layout" svg:x1="18.2cm" svg:y1="6.246cm" svg:x2="18.2cm" svg:y2="17.6cm">
          <text:p/>
        </draw:line>
        <draw:line draw:style-name="gr24" draw:text-style-name="P2" draw:layer="layout" svg:x1="13.6cm" svg:y1="17.6cm" svg:x2="18.2cm" svg:y2="17.6cm">
          <text:p/>
        </draw:line>
        <draw:frame draw:style-name="gr28" draw:text-style-name="P20" draw:layer="layout" svg:width="5.4cm" svg:height="1.2cm" svg:x="21.4cm" svg:y="7.5cm">
          <draw:text-box>
            <text:p text:style-name="P4"><text:span text:style-name="T1">image_view/</text:span></text:p>
            <text:p text:style-name="P4"><text:span text:style-name="T1">image_saver</text:span></text:p>
          </draw:text-box>
        </draw:frame>
        <draw:frame draw:style-name="gr29" draw:text-style-name="P21" draw:layer="layout" svg:width="5.4cm" svg:height="1.2cm" svg:x="21.4cm" svg:y="9.7cm">
          <draw:text-box>
            <text:p text:style-name="P4"><text:span text:style-name="T1">/tweet</text:span></text:p>
          </draw:text-box>
        </draw:frame>
        <draw:line draw:style-name="gr24" draw:text-style-name="P2" draw:layer="layout" svg:x1="18.4cm" svg:y1="8.546cm" svg:x2="18.4cm" svg:y2="17.8cm">
          <text:p/>
        </draw:line>
        <draw:line draw:style-name="gr24" draw:text-style-name="P2" draw:layer="layout" svg:x1="13.6cm" svg:y1="17.8cm" svg:x2="18.4cm" svg:y2="17.8cm">
          <text:p/>
        </draw:line>
        <draw:line draw:style-name="gr8" draw:text-style-name="P2" draw:layer="layout" svg:x1="18.8cm" svg:y1="10.544cm" svg:x2="18.8cm" svg:y2="18cm">
          <text:p/>
        </draw:line>
        <draw:line draw:style-name="gr8" draw:text-style-name="P2" draw:layer="layout" svg:x1="13.6cm" svg:y1="18cm" svg:x2="18.8cm" svg:y2="18cm">
          <text:p/>
        </draw:line>
        <draw:frame draw:style-name="gr29" draw:text-style-name="P21" draw:layer="layout" svg:width="5.4cm" svg:height="1.2cm" svg:x="21.6cm" svg:y="18.2cm">
          <draw:text-box>
            <text:p text:style-name="P4"><text:span text:style-name="T1">/move_base_node</text:span></text:p>
          </draw:text-box>
        </draw:frame>
        <draw:custom-shape draw:style-name="gr30" draw:text-style-name="P22" draw:layer="layout" svg:width="4.699cm" svg:height="0.699cm" svg:x="22.901cm" svg:y="0.3cm">
          <text:p text:style-name="P4"><text:span text:style-name="T1">自分で書いたノード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2" draw:layer="layout" svg:x1="18cm" svg:y1="4.2cm" svg:x2="21.4cm" svg:y2="4.2cm">
          <text:p/>
        </draw:line>
        <draw:line draw:style-name="gr32" draw:text-style-name="P2" draw:layer="layout" svg:x1="18cm" svg:y1="4.146cm" svg:x2="18cm" svg:y2="14.8cm">
          <text:p/>
        </draw:line>
        <draw:line draw:style-name="gr24" draw:text-style-name="P2" draw:layer="layout" svg:x1="13.6cm" svg:y1="17.5cm" svg:x2="17.8cm" svg:y2="17.4cm">
          <text:p/>
        </draw:line>
        <draw:frame draw:style-name="gr33" draw:text-style-name="P23" draw:layer="layout" svg:width="5.8cm" svg:height="2.615cm" svg:x="17.2cm" svg:y="1.785cm">
          <draw:text-box>
            <text:p><text:span text:style-name="T12">hiraoka_semi/change_image_publisher/set_parameters(dynamic_reconfigure/dynamic_reconfigurerequest)</text:span></text:p>
          </draw:text-box>
        </draw:frame>
        <draw:frame draw:style-name="gr34" draw:text-style-name="P3" draw:layer="layout" svg:width="8cm" svg:height="4.841cm" svg:x="20cm" svg:y="11.8cm">
          <draw:text-box>
            <text:p><text:span text:style-name="T13">bacjground_subtractor2</text:span></text:p>
            <text:p><text:span text:style-name="T1"><text:s/></text:span><text:span text:style-name="T1">opencv</text:span><text:span text:style-name="T1">の</text:span><text:span text:style-name="T1">BackgroundSubtractorMOG2</text:span><text:span text:style-name="T1">を適用する。</text:span><text:span text:style-name="T1">actionlib</text:span><text:span text:style-name="T1">で新たに学習を開始する。</text:span></text:p>
            <text:p><text:span text:style-name="T13">countnonzero</text:span></text:p>
            <text:p><text:span text:style-name="T1"><text:s/></text:span><text:span text:style-name="T1">opencv</text:span><text:span text:style-name="T1">の</text:span><text:span text:style-name="T1">countNonZero</text:span><text:span text:style-name="T1">を適用する。結果を画像の面積で割る。</text:span></text:p>
            <text:p><text:span text:style-name="T13">image_part_saver</text:span></text:p>
            <text:p><text:span text:style-name="T1"><text:s/></text:span><text:span text:style-name="T1">servicecall</text:span><text:span text:style-name="T1">で指示された部分の画像を切り取り保存する。</text:span></text:p>
          </draw:text-box>
        </draw:frame>
        <draw:frame draw:style-name="gr12" draw:text-style-name="P24" draw:layer="layout" svg:width="4.8cm" svg:height="1.4cm" svg:x="7.3cm" svg:y="19.9cm">
          <draw:text-box>
            <text:p><text:span text:style-name="T14">hiraoka_semi/go_back(std_msgs/Bool)</text:span></text:p>
          </draw:text-box>
        </draw:frame>
        <draw:frame draw:style-name="gr12" draw:text-style-name="P8" draw:layer="layout" svg:width="7.1cm" svg:height="1.4cm" svg:x="14.6cm" svg:y="18.4cm">
          <draw:text-box>
            <text:p><text:span text:style-name="T3">move_base/goal(move_base_msgs/MoveBaseActionGoal)</text:span></text:p>
          </draw:text-box>
        </draw:frame>
        <draw:frame draw:style-name="gr12" draw:text-style-name="P8" draw:layer="layout" svg:width="7.1cm" svg:height="1.4cm" svg:x="14.6cm" svg:y="18.4cm">
          <draw:text-box>
            <text:p><text:span text:style-name="T3">move_base/goal(move_base_msgs/MoveBaseActionGoal)</text:span></text:p>
          </draw:text-box>
        </draw:frame>
        <draw:line draw:style-name="gr9" draw:text-style-name="P2" draw:layer="layout" svg:x1="9.3cm" svg:y1="20.1cm" svg:x2="9.4cm" svg:y2="18.7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layer="layout" svg:width="25.199cm" svg:height="3.506cm" svg:x="1.4cm" svg:y="-0.663cm" presentation:class="title" presentation:user-transformed="true">
          <draw:text-box>
            <text:p>旧システム構成図</text:p>
          </draw:text-box>
        </draw:frame>
        <draw:custom-shape draw:style-name="gr35" draw:text-style-name="P19" draw:layer="layout" svg:width="6cm" svg:height="2.4cm" svg:x="0.6cm" svg:y="3.5cm">
          <text:p text:style-name="P4">hiraoka_semi/</text:p>
          <text:p text:style-name="P4">video_recor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9" draw:layer="layout" svg:width="6cm" svg:height="2.4cm" svg:x="0.4cm" svg:y="18.3cm">
          <text:p text:style-name="P4">hiraoka_semi/</text:p>
          <text:p text:style-name="P4">image_part_sa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9" draw:layer="layout" svg:width="6cm" svg:height="2.4cm" svg:x="21.1cm" svg:y="2.2cm">
          <text:p text:style-name="P4">jsk_perception/</text:p>
          <text:p text:style-name="P4">image_publish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9" draw:layer="layout" svg:width="6cm" svg:height="2.4cm" svg:x="11.5cm" svg:y="13.9cm">
          <text:p text:style-name="P4">hiraoka_semi/</text:p>
          <text:p text:style-name="P4">main.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9" draw:layer="layout" svg:width="6cm" svg:height="2.4cm" svg:x="0.5cm" svg:y="6.5cm">
          <text:p text:style-name="P4">hiraoka_semi/</text:p>
          <text:p text:style-name="P4"><text:span text:style-name="T15">background_subtra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9" draw:layer="layout" svg:width="6cm" svg:height="2.4cm" svg:x="0.5cm" svg:y="9.5cm">
          <text:p text:style-name="P4">jsk_perception/</text:p>
          <text:p text:style-name="P4"><text:span text:style-name="T1">bounding_object_mask_im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9" draw:layer="layout" svg:width="6cm" svg:height="2.4cm" svg:x="0.5cm" svg:y="12.4cm">
          <text:p text:style-name="P4">jsk_perception/</text:p>
          <text:p text:style-name="P4"><text:span text:style-name="T1">bounding_rect_mask_im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9" draw:layer="layout" svg:width="6cm" svg:height="2.4cm" svg:x="0.4cm" svg:y="15.2cm">
          <text:p text:style-name="P4">jsk_perception/</text:p>
          <text:p text:style-name="P4"><text:span text:style-name="T16">mask_image_to_r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8.8cm" svg:y1="2.843cm" svg:x2="8.8cm" svg:y2="19.6cm">
          <text:p/>
        </draw:line>
        <draw:line draw:style-name="gr9" draw:text-style-name="P2" draw:layer="layout" svg:x1="8.8cm" svg:y1="4.8cm" svg:x2="6.6cm" svg:y2="4.8cm">
          <text:p/>
        </draw:line>
        <draw:line draw:style-name="gr9" draw:text-style-name="P2" draw:layer="layout" svg:x1="8.801cm" svg:y1="7.7cm" svg:x2="6.601cm" svg:y2="7.7cm">
          <text:p/>
        </draw:line>
        <draw:line draw:style-name="gr9" draw:text-style-name="P2" draw:layer="layout" svg:x1="8.801cm" svg:y1="19.5cm" svg:x2="6.601cm" svg:y2="19.5cm">
          <text:p/>
        </draw:line>
        <draw:line draw:style-name="gr11" draw:text-style-name="P2" draw:layer="layout" svg:x1="3.601cm" svg:y1="5.9cm" svg:x2="3.6cm" svg:y2="6.5cm">
          <text:p/>
        </draw:line>
        <draw:line draw:style-name="gr9" draw:text-style-name="P2" draw:layer="layout" svg:x1="3.602cm" svg:y1="8.9cm" svg:x2="3.601cm" svg:y2="9.5cm">
          <text:p/>
        </draw:line>
        <draw:line draw:style-name="gr9" draw:text-style-name="P2" draw:layer="layout" svg:x1="3.602cm" svg:y1="11.9cm" svg:x2="3.601cm" svg:y2="12.5cm">
          <text:p/>
        </draw:line>
        <draw:line draw:style-name="gr9" draw:text-style-name="P2" draw:layer="layout" svg:x1="3.602cm" svg:y1="14.7cm" svg:x2="3.601cm" svg:y2="15.3cm">
          <text:p/>
        </draw:line>
        <draw:line draw:style-name="gr9" draw:text-style-name="P2" draw:layer="layout" svg:x1="6.402cm" svg:y1="16.5cm" svg:x2="11.5cm" svg:y2="15.2cm">
          <text:p/>
        </draw:line>
        <draw:line draw:style-name="gr10" draw:text-style-name="P2" draw:layer="layout" svg:x1="12.2cm" svg:y1="14.2cm" svg:x2="6.4cm" svg:y2="5.2cm">
          <text:p/>
        </draw:line>
        <draw:custom-shape draw:style-name="gr36" draw:text-style-name="P2" draw:layer="layout" svg:width="6cm" svg:height="2.4cm" svg:x="21.201cm" svg:y="5.101cm">
          <text:p text:style-name="P4">topic_tools/</text:p>
          <text:p text:style-name="P4">mu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6cm" svg:height="2.4cm" svg:x="21.302cm" svg:y="8.102cm">
          <text:p text:style-name="P4">image_view/</text:p>
          <text:p text:style-name="P4">image_sa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24.102cm" svg:y1="4.5cm" svg:x2="24.101cm" svg:y2="5.1cm">
          <text:p/>
        </draw:line>
        <draw:line draw:style-name="gr9" draw:text-style-name="P2" draw:layer="layout" svg:x1="24.203cm" svg:y1="7.5cm" svg:x2="24.202cm" svg:y2="8.1cm">
          <text:p/>
        </draw:line>
        <draw:line draw:style-name="gr11" draw:text-style-name="P2" draw:layer="layout" svg:x1="3.402cm" svg:y1="20.7cm" svg:x2="21.1cm" svg:y2="3.8cm">
          <text:p/>
        </draw:line>
        <draw:line draw:style-name="gr11" draw:text-style-name="P2" draw:layer="layout" svg:x1="24.3cm" svg:y1="10.4cm" svg:x2="24.3cm" svg:y2="11cm">
          <text:p/>
        </draw:line>
        <draw:line draw:style-name="gr9" draw:text-style-name="P2" draw:layer="layout" svg:x1="17.5cm" svg:y1="14.6cm" svg:x2="21.299cm" svg:y2="12.4cm">
          <text:p/>
        </draw:line>
        <draw:custom-shape draw:style-name="gr37" draw:text-style-name="P25" draw:layer="layout" svg:width="6cm" svg:height="2.4cm" svg:x="21.203cm" svg:y="10.903cm">
          <text:p text:style-name="P4"><text:span text:style-name="T17">/twe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7.1cm" svg:height="1.4cm" svg:x="5.3cm" svg:y="2.2cm">
          <draw:text-box>
            <text:p><text:span text:style-name="T3">kinect_head/rgb/image_rect_color</text:span></text:p>
          </draw:text-box>
        </draw:frame>
        <draw:custom-shape draw:style-name="gr37" draw:text-style-name="P25" draw:layer="layout" svg:width="6cm" svg:height="2.4cm" svg:x="21.4cm" svg:y="17.8cm">
          <text:p text:style-name="P4"><text:span text:style-name="T17">/move_base_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1.5cm" svg:y1="15.5cm" svg:x2="5.8cm" svg:y2="18.8cm">
          <text:p/>
        </draw:line>
        <draw:line draw:style-name="gr10" draw:text-style-name="P2" draw:layer="layout" svg:x1="12.2cm" svg:y1="14.2cm" svg:x2="6cm" svg:y2="8.2cm">
          <text:p/>
        </draw:line>
        <draw:line draw:style-name="gr10" draw:text-style-name="P2" draw:layer="layout" svg:x1="16.8cm" svg:y1="14.2cm" svg:x2="21.201cm" svg:y2="6.4cm">
          <text:p/>
        </draw:line>
        <draw:line draw:style-name="gr10" draw:text-style-name="P2" draw:layer="layout" svg:x1="16.8cm" svg:y1="14.4cm" svg:x2="21.302cm" svg:y2="9.4cm">
          <text:p/>
        </draw:line>
        <draw:frame draw:style-name="gr19" draw:text-style-name="P15" draw:layer="layout" svg:width="7.9cm" svg:height="1.1cm" svg:x="3.6cm" svg:y="5.8cm">
          <draw:text-box>
            <text:p><text:span text:style-name="T8">hirapka_semi/image/head_video.avi</text:span></text:p>
          </draw:text-box>
        </draw:frame>
        <draw:frame draw:style-name="gr12" draw:text-style-name="P8" draw:layer="layout" svg:width="7.1cm" svg:height="1.4cm" svg:x="3.8cm" svg:y="8.8cm">
          <draw:text-box>
            <text:p><text:span text:style-name="T3">hiraoka_semi/background_subtractor/output(sensor_msgs/image)</text:span></text:p>
          </draw:text-box>
        </draw:frame>
        <draw:frame draw:style-name="gr13" draw:text-style-name="P8" draw:layer="layout" svg:width="7.6cm" svg:height="1.673cm" svg:x="3.8cm" svg:y="11.7cm">
          <draw:text-box>
            <text:p><text:span text:style-name="T3">hiraoka_semi/bounding_object_mask_image/output(sensor_msgs/image)</text:span></text:p>
          </draw:text-box>
        </draw:frame>
        <draw:frame draw:style-name="gr13" draw:text-style-name="P8" draw:layer="layout" svg:width="7.6cm" svg:height="1.673cm" svg:x="3.702cm" svg:y="14.5cm">
          <draw:text-box>
            <text:p><text:span text:style-name="T3">hiraoka_semi/bounding_rect_mask_image/output(sensor_msgs/image)</text:span></text:p>
          </draw:text-box>
        </draw:frame>
        <draw:frame draw:style-name="gr13" draw:text-style-name="P8" draw:layer="layout" svg:width="8.4cm" svg:height="1.673cm" svg:x="6.5cm" svg:y="16.202cm">
          <draw:text-box>
            <text:p><text:span text:style-name="T3">hiraoka_semi/mask_image_to_rect/output(geometry_msgs/PolygonStamped)</text:span></text:p>
          </draw:text-box>
        </draw:frame>
        <draw:frame draw:style-name="gr38" draw:text-style-name="P11" draw:layer="layout" svg:width="8.4cm" svg:height="1.297cm" svg:x="7.3cm" svg:y="17.503cm">
          <draw:text-box>
            <text:p><text:span text:style-name="T5">hiraoka_semi/image_part_saver(hiraoka_semi/image_part_saverrequest)</text:span></text:p>
          </draw:text-box>
        </draw:frame>
        <draw:frame draw:style-name="gr38" draw:text-style-name="P11" draw:layer="layout" svg:width="8.4cm" svg:height="1.297cm" svg:x="7.3cm" svg:y="10.404cm">
          <draw:text-box>
            <text:p><text:span text:style-name="T5">hiraoka_semi/background_subtractor(hiraoka_semi/background_subtractorrequest)</text:span></text:p>
          </draw:text-box>
        </draw:frame>
        <draw:frame draw:style-name="gr38" draw:text-style-name="P11" draw:layer="layout" svg:width="8.4cm" svg:height="1.297cm" svg:x="7.3cm" svg:y="7.105cm">
          <draw:text-box>
            <text:p><text:span text:style-name="T5">hiraoka_semi/video_recorder(hiraoka_semi/video_recorderrequest)</text:span></text:p>
          </draw:text-box>
        </draw:frame>
        <draw:frame draw:style-name="gr19" draw:text-style-name="P15" draw:layer="layout" svg:width="7.9cm" svg:height="1.1cm" svg:x="14.6cm" svg:y="5.2cm">
          <draw:text-box>
            <text:p><text:span text:style-name="T8">hirapka_semi/image/change.jpg</text:span></text:p>
          </draw:text-box>
        </draw:frame>
        <draw:frame draw:style-name="gr12" draw:text-style-name="P8" draw:layer="layout" svg:width="7.1cm" svg:height="1.4cm" svg:x="20.7cm" svg:y="4.2cm">
          <draw:text-box>
            <text:p><text:span text:style-name="T3">hiraoka_semi/change_image_publisher/output(sensor_msgs/image)</text:span></text:p>
          </draw:text-box>
        </draw:frame>
        <draw:frame draw:style-name="gr12" draw:text-style-name="P8" draw:layer="layout" svg:width="7.1cm" svg:height="1.4cm" svg:x="20.5cm" svg:y="7.4cm">
          <draw:text-box>
            <text:p><text:span text:style-name="T3">hiraoka_semi/change_image_publisher/output(sensor_msgs/image)</text:span></text:p>
          </draw:text-box>
        </draw:frame>
        <draw:frame draw:style-name="gr38" draw:text-style-name="P11" draw:layer="layout" svg:width="6.4cm" svg:height="1.297cm" svg:x="14.9cm" svg:y="8.105cm">
          <draw:text-box>
            <text:p><text:span text:style-name="T5">tweet_image_mux/select(topic_tools/muxselectrequest)</text:span></text:p>
          </draw:text-box>
        </draw:frame>
        <draw:frame draw:style-name="gr38" draw:text-style-name="P11" draw:layer="layout" svg:width="5.1cm" svg:height="1.297cm" svg:x="16.4cm" svg:y="10.806cm">
          <draw:text-box>
            <text:p><text:span text:style-name="T5">tweet_image_saver/save(std_srvs/empty)</text:span></text:p>
          </draw:text-box>
        </draw:frame>
        <draw:frame draw:style-name="gr12" draw:text-style-name="P8" draw:layer="layout" svg:width="7.1cm" svg:height="1.4cm" svg:x="18.3cm" svg:y="13.6cm">
          <draw:text-box>
            <text:p><text:span text:style-name="T3">/tweet(std_msgs/String)</text:span></text:p>
          </draw:text-box>
        </draw:frame>
        <draw:line draw:style-name="gr9" draw:text-style-name="P2" draw:layer="layout" svg:x1="17.2cm" svg:y1="15.701cm" svg:x2="21.8cm" svg:y2="18.6cm">
          <text:p/>
        </draw:line>
        <draw:frame draw:style-name="gr12" draw:text-style-name="P8" draw:layer="layout" svg:width="7.1cm" svg:height="1.4cm" svg:x="18.4cm" svg:y="15.9cm">
          <draw:text-box>
            <text:p><text:span text:style-name="T3">move_base/goal(move_base_msgs/MoveBaseActionGoal)</text:span></text:p>
          </draw:text-box>
        </draw:frame>
        <draw:frame draw:style-name="gr19" draw:text-style-name="P15" draw:layer="layout" svg:width="7.9cm" svg:height="1.1cm" svg:x="22.4cm" svg:y="10.3cm">
          <draw:text-box>
            <text:p><text:span text:style-name="T8">tmp/tweet_image.jpg</text:span></text:p>
          </draw:text-box>
        </draw:frame>
        <draw:frame draw:style-name="gr13" draw:text-style-name="P6" draw:layer="layout" svg:width="4.8cm" svg:height="1.673cm" svg:x="19.4cm" svg:y="0.6cm">
          <draw:text-box>
            <text:p><text:span text:style-name="T9">msg</text:span>/<text:span text:style-name="T10">srv</text:span>/<text:span text:style-name="T11">file</text:span></text:p>
          </draw:text-box>
        </draw:frame>
        <draw:custom-shape draw:style-name="gr20" draw:text-style-name="P16" draw:layer="layout" svg:width="4.699cm" svg:height="0.699cm" svg:x="22.901cm" svg:y="0.4cm">
          <text:p text:style-name="P4"><text:span text:style-name="T1">自分で呼び出したノード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7" draw:layer="layout" svg:width="4.699cm" svg:height="0.699cm" svg:x="22.9cm" svg:y="1.101cm">
          <text:p text:style-name="P4"><text:span text:style-name="T1">もともとあるノード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gradient draw:name="Gradient_20_2" draw:display-name="Gradient 2" draw:style="linear" draw:start-color="#ffffff" draw:end-color="#0000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3T10:14:00.255049658</meta:creation-date>
    <dc:date>2017-12-20T18:33:33.586530933</dc:date>
    <meta:editing-duration>PT5H15M56S</meta:editing-duration>
    <meta:editing-cycles>30</meta:editing-cycles>
    <meta:generator>LibreOffice/5.1.6.2$Linux_X86_64 LibreOffice_project/10m0$Build-2</meta:generator>
    <meta:document-statistic meta:object-count="208"/>
  </office:meta>
</office:document-meta>
</file>